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98cm"/>
    </style:style>
    <style:style style:name="gr2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219cm" fo:min-width="1.753cm"/>
    </style:style>
    <style:style style:name="gr3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258cm" fo:min-width="2.04cm"/>
    </style:style>
    <style:style style:name="gr4" style:family="graphic" style:parent-style-name="standard">
      <style:graphic-properties draw:textarea-horizontal-align="justify" draw:textarea-vertical-align="middle" draw:auto-grow-height="false" fo:min-height="0.256cm" fo:min-width="0.548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262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258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top" fo:min-height="1.27cm" fo:padding-top="0cm" fo:padding-bottom="0cm" fo:padding-left="0cm" fo:padding-right="0cm"/>
    </style:style>
    <style:style style:name="gr9" style:family="graphic" style:parent-style-name="objectwithoutfill">
      <style:graphic-properties svg:stroke-color="#000000" draw:marker-end="Symmetric_20_Arrow" draw:marker-end-width="0.20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.508cm" fo:padding-top="0cm" fo:padding-bottom="0cm" fo:padding-left="0cm" fo:padding-right="0cm"/>
    </style:style>
    <style:style style:name="gr11" style:family="graphic" style:parent-style-name="objectwithoutfill">
      <style:graphic-properties svg:stroke-width="0cm" svg:stroke-color="#000000" draw:marker-start-width="0.203cm" draw:marker-end="Symmetric_20_Arrow" draw:marker-end-width="0.127cm" draw:fill="none" draw:textarea-vertical-align="middle" fo:padding-top="0.1cm" fo:padding-bottom="0.1cm" fo:padding-left="0.225cm" fo:padding-right="0.225cm"/>
    </style:style>
    <style:style style:name="gr12" style:family="graphic" style:parent-style-name="standard">
      <style:graphic-properties draw:stroke="dash" draw:stroke-dash="Fine_20_Dashed" svg:stroke-width="0cm" svg:stroke-color="#000000" draw:marker-start-width="0.203cm" draw:marker-end-width="0.127cm" draw:textarea-horizontal-align="right" draw:textarea-vertical-align="bottom" draw:auto-grow-height="false" fo:min-height="5.334cm" fo:min-width="9.042cm" fo:padding-top="0cm" fo:padding-bottom="0cm" fo:padding-left="0cm" fo:padding-right="0.102cm"/>
    </style:style>
    <style:style style:name="gr13" style:family="graphic" style:parent-style-name="standard">
      <style:graphic-properties draw:stroke="dash" draw:stroke-dash="Fine_20_Dashed" svg:stroke-width="0cm" svg:stroke-color="#000000" draw:marker-start-width="0.203cm" draw:marker-end-width="0.127cm" draw:textarea-horizontal-align="right" draw:textarea-vertical-align="bottom" draw:auto-grow-height="false" fo:min-height="4.572cm" fo:min-width="9.042cm" fo:padding-top="0cm" fo:padding-bottom="0cm" fo:padding-left="0cm" fo:padding-right="0.102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fo:min-height="1.016cm" fo:padding-top="0cm" fo:padding-bottom="0cm" fo:padding-left="0cm" fo:padding-right="0cm"/>
    </style:style>
    <style:style style:name="gr16" style:family="graphic" style:parent-style-name="objectwithoutfill">
      <style:graphic-properties svg:stroke-width="0cm" svg:stroke-color="#000000" draw:marker-start-width="0.203cm" draw:marker-end="" draw:marker-end-width="0.127cm" draw:fill="none" draw:textarea-vertical-align="middle" fo:padding-top="0.1cm" fo:padding-bottom="0.1cm" fo:padding-left="0.225cm" fo:padding-right="0.225cm"/>
    </style:style>
    <style:style style:name="gr17" style:family="graphic" style:parent-style-name="objectwithoutfill">
      <style:graphic-properties svg:stroke-color="#000000" draw:marker-start="Circle" draw:marker-start-width="0.152cm" draw:marker-start-center="true" draw:marker-end="" draw:marker-end-center="true" draw:fill="none" draw:textarea-vertical-align="middle"/>
    </style:style>
    <style:style style:name="gr18" style:family="graphic" style:parent-style-name="objectwithoutfill">
      <style:graphic-properties svg:stroke-width="0cm" svg:stroke-color="#000000" draw:marker-start="" draw:marker-start-width="0.152cm" draw:marker-start-center="true" draw:marker-end="Circle" draw:marker-end-width="0.152cm" draw:marker-end-center="true" draw:fill="none" draw:textarea-vertical-align="middle" fo:padding-top="0.1cm" fo:padding-bottom="0.1cm" fo:padding-left="0.225cm" fo:padding-right="0.225cm"/>
    </style:style>
    <style:style style:name="gr19" style:family="graphic" style:parent-style-name="objectwithoutfill">
      <style:graphic-properties svg:stroke-width="0cm" svg:stroke-color="#000000" draw:marker-start="" draw:marker-start-width="0.152cm" draw:marker-start-center="true" draw:marker-end="" draw:marker-end-width="0.152cm" draw:marker-end-center="true" draw:fill="none" draw:textarea-vertical-align="middle" fo:padding-top="0.1cm" fo:padding-bottom="0.1cm" fo:padding-left="0.225cm" fo:padding-right="0.2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start"/>
      <style:text-properties fo:font-size="24pt" style:font-size-asian="18pt" style:font-size-complex="18p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5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8.89cm" svg:height="3.048cm" svg:x="6.334cm" svg:y="1.254cm">
          <draw:text-box>
            <text:p text:style-name="P1"><text:span text:style-name="T1">Pong sprites</text:span></text:p>
            <text:p text:style-name="P2"><text:span text:style-name="T2">Ball : X,Y location registers</text:span></text:p>
            <text:p text:style-name="P3"><text:span text:style-name="T3">Left Paddle <text:s text:c="2"/>: Y register</text:span></text:p>
            <text:p text:style-name="P2"><text:span text:style-name="T2">Right Paddle : Y register</text:span></text:p>
          </draw:text-box>
        </draw:frame>
        <draw:custom-shape draw:style-name="gr2" draw:text-style-name="P5" draw:layer="layout" svg:width="2.253cm" svg:height="0.469cm" svg:x="2.016cm" svg:y="6.588cm">
          <text:p text:style-name="P1"><text:span text:style-name="T4">RegData (in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0.508cm" svg:x="17.002cm" svg:y="6.08cm">
          <text:p text:style-name="P1"><text:span text:style-name="T4">BS_on (output)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1.524cm" svg:height="0.736cm" draw:transform="rotate (1.5707963267949) translate (9.636cm 7.096cm)">
            <draw:glue-point draw:id="8" svg:x="-5cm" svg:y="2.5cm"/>
            <draw:glue-point draw:id="9" svg:x="-5cm" svg:y="-2.5cm"/>
            <text:p/>
  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7" draw:layer="layout" svg:width="0.736cm" svg:height="0.962cm" svg:x="9.662cm" svg:y="5.88cm">
            <draw:text-box>
              <text:p><text:span text:style-name="T5">-</text:span></text:p>
            </draw:text-box>
          </draw:frame>
        </draw:g>
        <draw:custom-shape draw:style-name="gr6" draw:text-style-name="P8" draw:layer="layout" svg:width="0.762cm" svg:height="1.27cm" svg:x="6.84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758cm" svg:height="1.524cm" svg:x="11.942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0.762cm" svg:height="1.27cm" svg:x="6.842cm" svg:y="6.588cm">
          <draw:text-box>
            <text:p text:style-name="P1"><text:span text:style-name="T4">x</text:span></text:p>
            <text:p text:style-name="P1"><text:span text:style-name="T4">loc</text:span></text:p>
          </draw:text-box>
        </draw:frame>
        <draw:line draw:style-name="gr9" draw:text-style-name="P10" draw:layer="layout" svg:x1="7.604cm" svg:y1="6.842cm" svg:x2="9.636cm" svg:y2="6.842cm">
          <text:p/>
        </draw:line>
        <draw:line draw:style-name="gr9" draw:text-style-name="P10" draw:layer="layout" svg:x1="10.391cm" svg:y1="6.334cm" svg:x2="11.915cm" svg:y2="6.334cm">
          <text:p/>
        </draw:line>
        <draw:line draw:style-name="gr9" draw:text-style-name="P10" draw:layer="layout" svg:x1="7.591cm" svg:y1="6.842cm" svg:x2="9.623cm" svg:y2="6.842cm">
          <text:p/>
        </draw:line>
        <draw:frame draw:style-name="gr10" draw:text-style-name="P9" draw:layer="layout" svg:width="1.778cm" svg:height="1.524cm" svg:x="11.922cm" svg:y="5.572cm">
          <draw:text-box>
            <text:p text:style-name="P1"><text:span text:style-name="T4">X-Ball loc</text:span></text:p>
            <text:p text:style-name="P1"><text:span text:style-name="T4">valid</text:span></text:p>
            <text:p text:style-name="P1"><text:span text:style-name="T4">compare</text:span></text:p>
            <text:p text:style-name="P1"><text:span text:style-name="T4">#BXSIZE</text:span></text:p>
          </draw:text-box>
        </draw:frame>
        <draw:line draw:style-name="gr9" draw:text-style-name="P10" draw:layer="layout" svg:x1="4.302cm" svg:y1="6.842cm" svg:x2="6.842cm" svg:y2="6.842cm">
          <text:p/>
        </draw:line>
        <draw:line draw:style-name="gr9" draw:text-style-name="P10" draw:layer="layout" svg:x1="4.302cm" svg:y1="5.826cm" svg:x2="9.636cm" svg:y2="5.826cm">
          <text:p/>
        </draw:line>
        <draw:line draw:style-name="gr11" draw:text-style-name="P10" draw:layer="layout" svg:x1="4.302cm" svg:y1="7.604cm" svg:x2="6.842cm" svg:y2="7.604cm">
          <text:p/>
        </draw:line>
        <draw:line draw:style-name="gr11" draw:text-style-name="P10" draw:layer="layout" svg:x1="15.478cm" svg:y1="6.334cm" svg:x2="17.002cm" svg:y2="6.334cm">
          <text:p/>
        </draw:line>
        <draw:line draw:style-name="gr11" draw:text-style-name="P10" draw:layer="layout" svg:x1="13.954cm" svg:y1="6.588cm" svg:x2="14.716cm" svg:y2="6.588cm">
          <text:p/>
        </draw:line>
        <draw:line draw:style-name="gr11" draw:text-style-name="P10" draw:layer="layout" svg:x1="13.7cm" svg:y1="6.334cm" svg:x2="14.716cm" svg:y2="6.334cm">
          <text:p/>
        </draw:line>
        <draw:g>
          <draw:custom-shape draw:style-name="gr4" draw:text-style-name="P6" draw:layer="layout" svg:width="1.524cm" svg:height="0.736cm" draw:transform="rotate (1.5707963267949) translate (9.636cm 9.636cm)">
            <draw:glue-point draw:id="8" svg:x="-5cm" svg:y="2.5cm"/>
            <draw:glue-point draw:id="9" svg:x="-5cm" svg:y="-2.5cm"/>
            <text:p/>
  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7" draw:layer="layout" svg:width="0.736cm" svg:height="0.962cm" svg:x="9.662cm" svg:y="8.42cm">
            <draw:text-box>
              <text:p><text:span text:style-name="T5">-</text:span></text:p>
            </draw:text-box>
          </draw:frame>
        </draw:g>
        <draw:custom-shape draw:style-name="gr6" draw:text-style-name="P8" draw:layer="layout" svg:width="0.762cm" svg:height="1.27cm" svg:x="6.842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758cm" svg:height="1.524cm" svg:x="11.942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0.762cm" svg:height="1.27cm" svg:x="6.842cm" svg:y="9.128cm">
          <draw:text-box>
            <text:p text:style-name="P1"><text:span text:style-name="T4">y</text:span></text:p>
            <text:p text:style-name="P1"><text:span text:style-name="T4">loc</text:span></text:p>
          </draw:text-box>
        </draw:frame>
        <draw:line draw:style-name="gr9" draw:text-style-name="P10" draw:layer="layout" svg:x1="7.604cm" svg:y1="9.382cm" svg:x2="9.636cm" svg:y2="9.382cm">
          <text:p/>
        </draw:line>
        <draw:line draw:style-name="gr9" draw:text-style-name="P10" draw:layer="layout" svg:x1="10.391cm" svg:y1="8.87cm" svg:x2="11.915cm" svg:y2="8.878cm">
          <text:p/>
        </draw:line>
        <draw:line draw:style-name="gr9" draw:text-style-name="P10" draw:layer="layout" svg:x1="7.591cm" svg:y1="9.382cm" svg:x2="9.623cm" svg:y2="9.382cm">
          <text:p/>
        </draw:line>
        <draw:frame draw:style-name="gr10" draw:text-style-name="P9" draw:layer="layout" svg:width="1.778cm" svg:height="1.524cm" svg:x="11.922cm" svg:y="8.112cm">
          <draw:text-box>
            <text:p text:style-name="P1"><text:span text:style-name="T4">Y-Ball loc</text:span></text:p>
            <text:p text:style-name="P1"><text:span text:style-name="T4">valid</text:span></text:p>
            <text:p text:style-name="P1"><text:span text:style-name="T4">compare</text:span></text:p>
            <text:p text:style-name="P1"><text:span text:style-name="T4">#BYSIZE</text:span></text:p>
          </draw:text-box>
        </draw:frame>
        <draw:line draw:style-name="gr9" draw:text-style-name="P10" draw:layer="layout" svg:x1="4.302cm" svg:y1="8.366cm" svg:x2="9.636cm" svg:y2="8.366cm">
          <text:p/>
        </draw:line>
        <draw:line draw:style-name="gr11" draw:text-style-name="P10" draw:layer="layout" svg:x1="4.302cm" svg:y1="10.144cm" svg:x2="6.842cm" svg:y2="10.144cm">
          <text:p/>
        </draw:line>
        <draw:custom-shape draw:style-name="gr12" draw:text-style-name="P11" draw:layer="layout" svg:width="9.144cm" svg:height="5.334cm" svg:x="6.588cm" svg:y="5.318cm">
          <text:p text:style-name="P11">Ball sprite <text:s text:c="8"/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758cm" svg:height="1.524cm" svg:x="11.942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9.128cm" svg:y1="11.922cm" svg:x2="11.915cm" svg:y2="11.926cm">
          <text:p/>
        </draw:line>
        <draw:frame draw:style-name="gr10" draw:text-style-name="P9" draw:layer="layout" svg:width="1.778cm" svg:height="1.524cm" svg:x="11.922cm" svg:y="11.16cm">
          <draw:text-box>
            <text:p text:style-name="P1"><text:span text:style-name="T4">X-pad loc</text:span></text:p>
            <text:p text:style-name="P1"><text:span text:style-name="T4">valid</text:span></text:p>
            <text:p text:style-name="P1"><text:span text:style-name="T4">compare</text:span></text:p>
            <text:p text:style-name="P1"><text:span text:style-name="T4">#XPSIZE</text:span></text:p>
          </draw:text-box>
        </draw:frame>
        <draw:g>
          <draw:custom-shape draw:style-name="gr4" draw:text-style-name="P6" draw:layer="layout" svg:width="1.524cm" svg:height="0.736cm" draw:transform="rotate (1.5707963267949) translate (9.636cm 14.462cm)">
            <draw:glue-point draw:id="8" svg:x="-5cm" svg:y="2.5cm"/>
            <draw:glue-point draw:id="9" svg:x="-5cm" svg:y="-2.5cm"/>
            <text:p/>
  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7" draw:layer="layout" svg:width="0.736cm" svg:height="0.962cm" svg:x="9.662cm" svg:y="13.246cm">
            <draw:text-box>
              <text:p><text:span text:style-name="T5">-</text:span></text:p>
            </draw:text-box>
          </draw:frame>
        </draw:g>
        <draw:custom-shape draw:style-name="gr6" draw:text-style-name="P8" draw:layer="layout" svg:width="0.762cm" svg:height="1.27cm" svg:x="6.842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758cm" svg:height="1.524cm" svg:x="11.942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0.762cm" svg:height="1.27cm" svg:x="6.842cm" svg:y="13.954cm">
          <draw:text-box>
            <text:p text:style-name="P1"><text:span text:style-name="T4">y</text:span></text:p>
            <text:p text:style-name="P1"><text:span text:style-name="T4">loc</text:span></text:p>
          </draw:text-box>
        </draw:frame>
        <draw:line draw:style-name="gr9" draw:text-style-name="P10" draw:layer="layout" svg:x1="7.604cm" svg:y1="14.208cm" svg:x2="9.636cm" svg:y2="14.208cm">
          <text:p/>
        </draw:line>
        <draw:line draw:style-name="gr9" draw:text-style-name="P10" draw:layer="layout" svg:x1="10.391cm" svg:y1="13.696cm" svg:x2="11.915cm" svg:y2="13.704cm">
          <text:p/>
        </draw:line>
        <draw:line draw:style-name="gr9" draw:text-style-name="P10" draw:layer="layout" svg:x1="7.591cm" svg:y1="14.208cm" svg:x2="9.623cm" svg:y2="14.208cm">
          <text:p/>
        </draw:line>
        <draw:frame draw:style-name="gr10" draw:text-style-name="P9" draw:layer="layout" svg:width="1.778cm" svg:height="1.524cm" svg:x="11.922cm" svg:y="12.938cm">
          <draw:text-box>
            <text:p text:style-name="P1"><text:span text:style-name="T4">Y-pad loc</text:span></text:p>
            <text:p text:style-name="P1"><text:span text:style-name="T4">valid</text:span></text:p>
            <text:p text:style-name="P1"><text:span text:style-name="T4">compare</text:span></text:p>
            <text:p text:style-name="P1"><text:span text:style-name="T4">#YPSIZE</text:span></text:p>
          </draw:text-box>
        </draw:frame>
        <draw:line draw:style-name="gr9" draw:text-style-name="P10" draw:layer="layout" svg:x1="8.861cm" svg:y1="13.186cm" svg:x2="9.636cm" svg:y2="13.192cm">
          <text:p/>
        </draw:line>
        <draw:line draw:style-name="gr11" draw:text-style-name="P10" draw:layer="layout" svg:x1="4.302cm" svg:y1="14.97cm" svg:x2="6.842cm" svg:y2="14.97cm">
          <text:p/>
        </draw:line>
        <draw:custom-shape draw:style-name="gr13" draw:text-style-name="P11" draw:layer="layout" svg:width="9.144cm" svg:height="4.572cm" svg:x="6.588cm" svg:y="10.906cm">
          <text:p text:style-name="P11">Paddle sprite <text:s text:c="8"/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8" draw:layer="layout" svg:width="0.762cm" svg:height="1.016cm" svg:x="14.716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2" draw:layer="layout" svg:width="0.672cm" svg:height="1.016cm" svg:x="14.716cm" svg:y="5.826cm">
            <draw:text-box draw:corner-radius="0.508cm">
              <text:p text:style-name="P1"><text:span text:style-name="T6">&amp;</text:span></text:p>
            </draw:text-box>
          </draw:frame>
        </draw:g>
        <draw:line draw:style-name="gr16" draw:text-style-name="P10" draw:layer="layout" svg:x1="13.954cm" svg:y1="8.874cm" svg:x2="13.954cm" svg:y2="6.588cm">
          <text:p/>
        </draw:line>
        <draw:line draw:style-name="gr16" draw:text-style-name="P10" draw:layer="layout" svg:x1="13.7cm" svg:y1="8.874cm" svg:x2="13.954cm" svg:y2="8.874cm">
          <text:p/>
        </draw:line>
        <draw:line draw:style-name="gr11" draw:text-style-name="P10" draw:layer="layout" svg:x1="13.954cm" svg:y1="12.176cm" svg:x2="14.716cm" svg:y2="12.176cm">
          <text:p/>
        </draw:line>
        <draw:line draw:style-name="gr11" draw:text-style-name="P10" draw:layer="layout" svg:x1="13.7cm" svg:y1="11.922cm" svg:x2="14.716cm" svg:y2="11.922cm">
          <text:p/>
        </draw:line>
        <draw:g>
          <draw:custom-shape draw:style-name="gr14" draw:text-style-name="P8" draw:layer="layout" svg:width="0.762cm" svg:height="1.016cm" svg:x="14.716cm" svg:y="11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2" draw:layer="layout" svg:width="0.672cm" svg:height="1.016cm" svg:x="14.716cm" svg:y="11.414cm">
            <draw:text-box draw:corner-radius="0.508cm">
              <text:p text:style-name="P1"><text:span text:style-name="T6">&amp;</text:span></text:p>
            </draw:text-box>
          </draw:frame>
        </draw:g>
        <draw:line draw:style-name="gr16" draw:text-style-name="P10" draw:layer="layout" svg:x1="13.954cm" svg:y1="13.7cm" svg:x2="13.954cm" svg:y2="12.176cm">
          <text:p/>
        </draw:line>
        <draw:line draw:style-name="gr16" draw:text-style-name="P10" draw:layer="layout" svg:x1="13.7cm" svg:y1="13.7cm" svg:x2="13.954cm" svg:y2="13.7cm">
          <text:p/>
        </draw:line>
        <draw:custom-shape draw:style-name="gr3" draw:text-style-name="P5" draw:layer="layout" svg:width="2.54cm" svg:height="0.508cm" svg:x="17.002cm" svg:y="11.668cm">
          <text:p text:style-name="P1"><text:span text:style-name="T4">LP_on (output)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478cm" svg:y1="11.922cm" svg:x2="17.002cm" svg:y2="11.922cm">
          <text:p/>
        </draw:line>
        <draw:custom-shape draw:style-name="gr7" draw:text-style-name="P8" draw:layer="layout" svg:width="1.758cm" svg:height="1.524cm" svg:x="11.942cm" svg:y="15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9.128cm" svg:y1="16.748cm" svg:x2="11.915cm" svg:y2="16.752cm">
          <text:p/>
        </draw:line>
        <draw:frame draw:style-name="gr10" draw:text-style-name="P9" draw:layer="layout" svg:width="1.778cm" svg:height="1.524cm" svg:x="11.922cm" svg:y="15.986cm">
          <draw:text-box>
            <text:p text:style-name="P1"><text:span text:style-name="T4">X-pad loc</text:span></text:p>
            <text:p text:style-name="P1"><text:span text:style-name="T4">valid</text:span></text:p>
            <text:p text:style-name="P1"><text:span text:style-name="T4">compare</text:span></text:p>
            <text:p text:style-name="P1"><text:span text:style-name="T4">#XPSIZE</text:span></text:p>
          </draw:text-box>
        </draw:frame>
        <draw:g>
          <draw:custom-shape draw:style-name="gr4" draw:text-style-name="P6" draw:layer="layout" svg:width="1.524cm" svg:height="0.736cm" draw:transform="rotate (1.5707963267949) translate (9.636cm 19.288cm)">
            <draw:glue-point draw:id="8" svg:x="-5cm" svg:y="2.5cm"/>
            <draw:glue-point draw:id="9" svg:x="-5cm" svg:y="-2.5cm"/>
            <text:p/>
  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7" draw:layer="layout" svg:width="0.736cm" svg:height="0.962cm" svg:x="9.662cm" svg:y="18.072cm">
            <draw:text-box>
              <text:p><text:span text:style-name="T5">-</text:span></text:p>
            </draw:text-box>
          </draw:frame>
        </draw:g>
        <draw:custom-shape draw:style-name="gr6" draw:text-style-name="P8" draw:layer="layout" svg:width="0.762cm" svg:height="1.27cm" svg:x="6.842cm" svg:y="18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758cm" svg:height="1.524cm" svg:x="11.942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0.762cm" svg:height="1.27cm" svg:x="6.842cm" svg:y="18.78cm">
          <draw:text-box>
            <text:p text:style-name="P1"><text:span text:style-name="T4">y</text:span></text:p>
            <text:p text:style-name="P1"><text:span text:style-name="T4">loc</text:span></text:p>
          </draw:text-box>
        </draw:frame>
        <draw:line draw:style-name="gr9" draw:text-style-name="P10" draw:layer="layout" svg:x1="7.604cm" svg:y1="19.034cm" svg:x2="9.636cm" svg:y2="19.034cm">
          <text:p/>
        </draw:line>
        <draw:line draw:style-name="gr9" draw:text-style-name="P10" draw:layer="layout" svg:x1="10.391cm" svg:y1="18.522cm" svg:x2="11.915cm" svg:y2="18.53cm">
          <text:p/>
        </draw:line>
        <draw:line draw:style-name="gr9" draw:text-style-name="P10" draw:layer="layout" svg:x1="7.591cm" svg:y1="19.034cm" svg:x2="9.623cm" svg:y2="19.034cm">
          <text:p/>
        </draw:line>
        <draw:frame draw:style-name="gr10" draw:text-style-name="P9" draw:layer="layout" svg:width="1.778cm" svg:height="1.524cm" svg:x="11.922cm" svg:y="17.764cm">
          <draw:text-box>
            <text:p text:style-name="P1"><text:span text:style-name="T4">Y-pad loc</text:span></text:p>
            <text:p text:style-name="P1"><text:span text:style-name="T4">valid</text:span></text:p>
            <text:p text:style-name="P1"><text:span text:style-name="T4">compare</text:span></text:p>
            <text:p text:style-name="P1"><text:span text:style-name="T4">#YPSIZE</text:span></text:p>
          </draw:text-box>
        </draw:frame>
        <draw:line draw:style-name="gr9" draw:text-style-name="P10" draw:layer="layout" svg:x1="8.861cm" svg:y1="18.012cm" svg:x2="9.636cm" svg:y2="18.018cm">
          <text:p/>
        </draw:line>
        <draw:line draw:style-name="gr11" draw:text-style-name="P10" draw:layer="layout" svg:x1="4.302cm" svg:y1="19.796cm" svg:x2="6.842cm" svg:y2="19.796cm">
          <text:p/>
        </draw:line>
        <draw:custom-shape draw:style-name="gr13" draw:text-style-name="P11" draw:layer="layout" svg:width="9.144cm" svg:height="4.572cm" svg:x="6.588cm" svg:y="15.732cm">
          <text:p text:style-name="P11">Paddle sprite <text:s text:c="8"/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3.954cm" svg:y1="17.002cm" svg:x2="14.716cm" svg:y2="17.002cm">
          <text:p/>
        </draw:line>
        <draw:line draw:style-name="gr11" draw:text-style-name="P10" draw:layer="layout" svg:x1="13.7cm" svg:y1="16.748cm" svg:x2="14.716cm" svg:y2="16.748cm">
          <text:p/>
        </draw:line>
        <draw:g>
          <draw:custom-shape draw:style-name="gr14" draw:text-style-name="P8" draw:layer="layout" svg:width="0.762cm" svg:height="1.016cm" svg:x="14.716cm" svg:y="16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2" draw:layer="layout" svg:width="0.672cm" svg:height="1.016cm" svg:x="14.716cm" svg:y="16.24cm">
            <draw:text-box draw:corner-radius="0.508cm">
              <text:p text:style-name="P1"><text:span text:style-name="T6">&amp;</text:span></text:p>
            </draw:text-box>
          </draw:frame>
        </draw:g>
        <draw:line draw:style-name="gr16" draw:text-style-name="P10" draw:layer="layout" svg:x1="13.954cm" svg:y1="18.526cm" svg:x2="13.954cm" svg:y2="17.002cm">
          <text:p/>
        </draw:line>
        <draw:line draw:style-name="gr16" draw:text-style-name="P10" draw:layer="layout" svg:x1="13.7cm" svg:y1="18.526cm" svg:x2="13.954cm" svg:y2="18.526cm">
          <text:p/>
        </draw:line>
        <draw:custom-shape draw:style-name="gr3" draw:text-style-name="P5" draw:layer="layout" svg:width="2.54cm" svg:height="0.508cm" svg:x="17.002cm" svg:y="16.494cm">
          <text:p text:style-name="P1"><text:span text:style-name="T4">RP_on (output)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478cm" svg:y1="16.748cm" svg:x2="17.002cm" svg:y2="16.748cm">
          <text:p/>
        </draw:line>
        <draw:line draw:style-name="gr9" draw:text-style-name="P10" draw:layer="layout" svg:x1="6.08cm" svg:y1="9.382cm" svg:x2="6.842cm" svg:y2="9.382cm">
          <text:p/>
        </draw:line>
        <draw:line draw:style-name="gr9" draw:text-style-name="P10" draw:layer="layout" svg:x1="6.08cm" svg:y1="14.208cm" svg:x2="6.842cm" svg:y2="14.208cm">
          <text:p/>
        </draw:line>
        <draw:line draw:style-name="gr9" draw:text-style-name="P10" draw:layer="layout" svg:x1="6.08cm" svg:y1="19.034cm" svg:x2="6.842cm" svg:y2="19.034cm">
          <text:p/>
        </draw:line>
        <draw:line draw:style-name="gr17" draw:text-style-name="P10" draw:layer="layout" svg:x1="6.08cm" svg:y1="6.842cm" svg:x2="6.08cm" svg:y2="9.382cm">
          <text:p/>
        </draw:line>
        <draw:line draw:style-name="gr17" draw:text-style-name="P10" draw:layer="layout" svg:x1="6.08cm" svg:y1="9.382cm" svg:x2="6.08cm" svg:y2="14.208cm">
          <text:p/>
        </draw:line>
        <draw:line draw:style-name="gr17" draw:text-style-name="P10" draw:layer="layout" svg:x1="6.08cm" svg:y1="14.208cm" svg:x2="6.08cm" svg:y2="19.034cm">
          <text:p/>
        </draw:line>
        <draw:custom-shape draw:style-name="gr2" draw:text-style-name="P5" draw:layer="layout" svg:width="2.253cm" svg:height="0.469cm" svg:x="2.049cm" svg:y="7.35cm">
          <text:p text:style-name="P1"><text:span text:style-name="T4">en_Bx (i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253cm" svg:height="0.469cm" svg:x="2.016cm" svg:y="9.89cm">
          <text:p text:style-name="P1"><text:span text:style-name="T4">en_By (i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253cm" svg:height="0.469cm" svg:x="2.016cm" svg:y="14.755cm">
          <text:p text:style-name="P1"><text:span text:style-name="T4">en_LPy (i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253cm" svg:height="0.469cm" svg:x="2.049cm" svg:y="19.581cm">
          <text:p text:style-name="P1"><text:span text:style-name="T4">en_RPy (in)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9.128cm" svg:y1="5.826cm" svg:x2="9.128cm" svg:y2="11.922cm">
          <text:p/>
        </draw:line>
        <draw:line draw:style-name="gr17" draw:text-style-name="P10" draw:layer="layout" svg:x1="8.874cm" svg:y1="6.842cm" svg:x2="8.874cm" svg:y2="13.192cm">
          <text:p/>
        </draw:line>
        <draw:line draw:style-name="gr17" draw:text-style-name="P10" draw:layer="layout" svg:x1="8.874cm" svg:y1="13.192cm" svg:x2="8.874cm" svg:y2="18.018cm">
          <text:p/>
        </draw:line>
        <draw:custom-shape draw:style-name="gr2" draw:text-style-name="P5" draw:layer="layout" svg:width="2.253cm" svg:height="0.469cm" svg:x="2.016cm" svg:y="5.572cm">
          <text:p text:style-name="P1"><text:span text:style-name="T4">hAddr (i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253cm" svg:height="0.469cm" svg:x="2.016cm" svg:y="8.112cm">
          <text:p text:style-name="P1"><text:span text:style-name="T4">vAddr (in)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9.128cm" svg:y1="11.922cm" svg:x2="9.128cm" svg:y2="16.748cm">
          <text:p/>
        </draw:line>
        <draw:custom-shape draw:style-name="gr2" draw:text-style-name="P5" draw:layer="layout" svg:width="2.253cm" svg:height="0.469cm" svg:x="2.049cm" svg:y="4.595cm">
          <text:p text:style-name="P1"><text:span text:style-name="T4">vid_valid (in)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4.302cm" svg:y1="4.81cm" svg:x2="14.208cm" svg:y2="4.81cm">
          <text:p/>
        </draw:line>
        <draw:line draw:style-name="gr18" draw:text-style-name="P10" draw:layer="layout" svg:x1="14.208cm" svg:y1="4.81cm" svg:x2="14.208cm" svg:y2="11.668cm">
          <text:p/>
        </draw:line>
        <draw:line draw:style-name="gr19" draw:text-style-name="P10" draw:layer="layout" svg:x1="14.208cm" svg:y1="11.668cm" svg:x2="14.208cm" svg:y2="16.494cm">
          <text:p/>
        </draw:line>
        <draw:line draw:style-name="gr11" draw:text-style-name="P10" draw:layer="layout" svg:x1="14.208cm" svg:y1="16.494cm" svg:x2="14.716cm" svg:y2="16.494cm">
          <text:p/>
        </draw:line>
        <draw:line draw:style-name="gr11" draw:text-style-name="P10" draw:layer="layout" svg:x1="14.208cm" svg:y1="11.668cm" svg:x2="14.716cm" svg:y2="11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="Rounded_20_short_20_Arrow" draw:marker-end-width="0.203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051cm" svg:stroke-color="#000000" draw:marker-start-width="0.559cm" draw:marker-start-center="true" draw:marker-end-width="0.051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20:44:41.328000000</meta:creation-date>
    <meta:editing-cycles>21</meta:editing-cycles>
    <meta:editing-duration>PT3H49M51S</meta:editing-duration>
    <dc:date>2020-03-11T19:44:57.223000000</dc:date>
    <meta:generator>LibreOffice/6.2.7.1$Windows_X86_64 LibreOffice_project/23edc44b61b830b7d749943e020e96f5a7df63bf</meta:generator>
    <meta:document-statistic meta:object-count="109"/>
  </office:meta>
</office:document-meta>
</file>